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padding="0.071cm"/>
    </style:style>
    <style:style style:name="ce2" style:family="table-cell" style:parent-style-name="Default">
      <style:table-cell-properties fo:background-color="#f6f9d4" fo:padding="0.071cm"/>
    </style:style>
    <style:style style:name="ce3" style:family="table-cell" style:parent-style-name="Default">
      <style:table-cell-properties fo:background-color="#fff5ce"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e0c2cd" fo:padding="0.071cm"/>
    </style:style>
    <style:style style:name="ce6" style:family="table-cell" style:parent-style-name="Default">
      <style:table-cell-properties fo:background-color="#ffd8ce" fo:padding="0.071cm"/>
    </style:style>
    <style:style style:name="ce7" style:family="table-cell" style:parent-style-name="Default">
      <style:table-cell-properties fo:background-color="#ffdbb6" fo:padding="0.071cm"/>
    </style:style>
    <style:style style:name="ce8" style:family="table-cell" style:parent-style-name="Default">
      <style:table-cell-properties fo:background-color="#dedce6" fo:padding="0.071cm"/>
    </style:style>
    <style:style style:name="ce9" style:family="table-cell" style:parent-style-name="Default">
      <style:table-cell-properties fo:background-color="#f6f9d4"/>
    </style:style>
    <style:style style:name="ce10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ce1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Role des Navarrais absents du royaume lors de l'invasion de mai 1521 (E 554/7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 comptable de l'Academie (20170113/7)</text:p>
          </table:table-cell>
        </table:table-row>
        <table:table-row table:style-name="ro2">
          <table:table-cell office:value-type="string" calcext:value-type="string">
            <text:p>003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2" calcext:value-type="float">
            <text:p>2022</text:p>
          </table:table-cell>
          <table:table-cell table:style-name="ce12" office:value-type="string" calcext:value-type="string">
            <text:p>2 lettres d'Auguste Mariette au recteur de l'Academie de Douai, 1846 et 1849 (cote T 165)</text:p>
          </table:table-cell>
        </table:table-row>
        <table:table-row table:style-name="ro4">
          <table:table-cell office:value-type="string" calcext:value-type="string">
            <text:p>004p</text:p>
          </table:table-cell>
          <table:table-cell office:value-type="string" calcext:value-type="string">
            <text:p>0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3" calcext:value-type="float">
            <text:p>2023</text:p>
          </table:table-cell>
          <table:table-cell table:style-name="ce13" office:value-type="string" calcext:value-type="string">
            <text:p>documents relatifs au dr Francois Tosquelles psychiatre, et a l'hopital psychiatrique de Saint-Alban (cotes 2W3168, 7W249, 1 PER251 -5 n°s)</text:p>
          </table:table-cell>
        </table:table-row>
        <table:table-row table:style-name="ro3">
          <table:table-cell office:value-type="string" calcext:value-type="string">
            <text:p>005p</text:p>
          </table:table-cell>
          <table:table-cell office:value-type="string" calcext:value-type="string">
            <text:p>0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office:value-type="string" calcext:value-type="string">
            <text:p>lettre de J. reuchlin a S. Brant (cote IV 105 b), 1503</text:p>
          </table:table-cell>
        </table:table-row>
        <table:table-row table:style-name="ro4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3" calcext:value-type="float">
            <text:p>2023</text:p>
          </table:table-cell>
          <table:table-cell table:style-name="ce10" office:value-type="string" calcext:value-type="string">
            <text:p>Mémoire du marechal de Navarre au roi Jean II de Navarre sur les menees des conseillers de Don carlos, prince de Viane (cote E 540)</text:p>
          </table:table-cell>
        </table:table-row>
        <table:table-row table:style-name="ro2">
          <table:table-cell office:value-type="string" calcext:value-type="string">
            <text:p>006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charte chirographe de Petronille de Chemille, 1ere abbesse de Fontevraud (221H1)</text:p>
          </table:table-cell>
        </table:table-row>
        <table:table-row table:style-name="ro5">
          <table:table-cell office:value-type="string" calcext:value-type="string">
            <text:p>007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1" calcext:value-type="float">
            <text:p>2021</text:p>
          </table:table-cell>
          <table:table-cell table:style-name="ce15" office:value-type="string" calcext:value-type="string">
            <text:p>Journal Emigrant 1928 (M 154/202 B)</text:p>
          </table:table-cell>
        </table:table-row>
        <table:table-row table:style-name="ro3">
          <table:table-cell office:value-type="string" calcext:value-type="string">
            <text:p>003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12" office:value-type="string" calcext:value-type="string">
            <text:p>n°s de la revue pedagogique illustree polonaise (BHC 635)</text:p>
          </table:table-cell>
        </table:table-row>
        <table:table-row table:style-name="ro2">
          <table:table-cell office:value-type="string" calcext:value-type="string">
            <text:p>008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2" calcext:value-type="float">
            <text:p>2022</text:p>
          </table:table-cell>
          <table:table-cell table:style-name="ce16" office:value-type="string" calcext:value-type="string">
            <text:p>Plans du comptoir de Mahe (cote FR ANOM 25 DFC B 51) et de la ville de Cochain (FR ANOM 25 DFC B 197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 documents (AE II 2450, BB/11/3 ( dossier 7793 B9), T//275</text:p>
          </table:table-cell>
        </table:table-row>
        <table:table-row table:style-name="ro5">
          <table:table-cell office:value-type="string" calcext:value-type="string">
            <text:p>008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3" calcext:value-type="float">
            <text:p>2023</text:p>
          </table:table-cell>
          <table:table-cell table:style-name="ce16" office:value-type="string" calcext:value-type="string">
            <text:p>9 Fi531, slotfom XIV34 (3 p.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apier peint d’Hector Guimard, Castel Beranger, 1898, n° inventaire 47.2019.2,</text:p>
          </table:table-cell>
        </table:table-row>
        <table:table-row table:style-name="ro5">
          <table:table-cell office:value-type="string" calcext:value-type="string">
            <text:p>009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19W80, L940 (3 doc.) , Arch 7352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carte particuliere des cotes de France (cote 2 ETP6/127)</text:p>
          </table:table-cell>
        </table:table-row>
        <table:table-row table:style-name="ro2">
          <table:table-cell office:value-type="string" calcext:value-type="string">
            <text:p>010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1" calcext:value-type="float">
            <text:p>2021</text:p>
          </table:table-cell>
          <table:table-cell table:style-name="ce17" office:value-type="string" calcext:value-type="string">
            <text:p>documents du fonds de la legation de France a Luxembourg, 1ere guerre mondiale</text:p>
          </table:table-cell>
        </table:table-row>
        <table:table-row table:style-name="ro2">
          <table:table-cell office:value-type="string" calcext:value-type="string">
            <text:p>005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1" calcext:value-type="float">
            <text:p>2021</text:p>
          </table:table-cell>
          <table:table-cell table:style-name="ce14" office:value-type="string" calcext:value-type="string">
            <text:p>registre paroissial de baptemes de laparoisse reformee de Strasbourg, 1763-1775 (IR 194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ertificat de civisme pour jean Sagnier, 25 brumaire an III (cote AC6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 albums photographiques, 13 FI 5 et 6, experimentation de la "Station physiologique",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ssin Renaissance de Thesee, roi d'Athenes, scene 4 de l'acte V, de Thesee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quette de Claude Parent " Inclisite, dossier 056Ifa755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90 PO/1/11 dossier 16; 390 PO/1/39 dossier 118;390 PO/1/88 dossier 3235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ettre dite "faux henry" du dossier Dreyfus (GR 4J 118/365)</text:p>
          </table:table-cell>
        </table:table-row>
        <table:table-row table:style-name="ro2">
          <table:table-cell office:value-type="string" calcext:value-type="string">
            <text:p>002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 realise par le ministere de l'agriculture (19970030/13 - 19970030/16</text:p>
          </table:table-cell>
        </table:table-row>
        <table:table-row table:style-name="ro2">
          <table:table-cell office:value-type="string" calcext:value-type="string">
            <text:p>011p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Lettre ouverte aux membres du comite central du parti communiste francais (261 J 6/9</text:p>
          </table:table-cell>
        </table:table-row>
        <table:table-row table:style-name="ro6">
          <table:table-cell office:value-type="string" calcext:value-type="string">
            <text:p>002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reation du train Express d'Orient dit Orient Express: traite pour l'organisation d'un train rapide, plan d'ateliers communs de la Villette (boite 0102LM0008/cie de l'Est-dossier 13535-57547)</text:p>
          </table:table-cell>
        </table:table-row>
        <table:table-row table:style-name="ro5">
          <table:table-cell office:value-type="string" calcext:value-type="string">
            <text:p>01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Dessin de notaire, 1674 (2E14 62)</text:p>
          </table:table-cell>
        </table:table-row>
        <table:table-row table:style-name="ro2">
          <table:table-cell office:value-type="string" calcext:value-type="string">
            <text:p>007p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Traite de Paris (14 mars 1322) entre le comte de Flandre et le comte de Hainaut (cote Musee 12-B260/5521)</text:p>
          </table:table-cell>
        </table:table-row>
        <table:table-row table:style-name="ro2">
          <table:table-cell office:value-type="string" calcext:value-type="string">
            <text:p>013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plans de Jules Buyssens (cotes 141/J/279, 1WDepot fonds de l'Ecole nationale d'horticulture de Versailles)</text:p>
          </table:table-cell>
        </table:table-row>
        <table:table-row table:style-name="ro5">
          <table:table-cell office:value-type="string" calcext:value-type="string">
            <text:p>002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atalogue Goering (209/SUP.585/R43</text:p>
          </table:table-cell>
        </table:table-row>
        <table:table-row table:style-name="ro5">
          <table:table-cell office:value-type="string" calcext:value-type="string">
            <text:p>014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terrier de la seigneurie du Mas (1J923)</text:p>
          </table:table-cell>
        </table:table-row>
        <table:table-row table:style-name="ro7">
          <table:table-cell office:value-type="string" calcext:value-type="string">
            <text:p>002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s de la cinematheque du ministere de l'Agriculture: l'acier martin, le charronage, la culture du citron en Californiehyas et stenorinques,le commerce de l'oeuf, pepinieres forestieres: 19970030/5, 19970383/14, 19970030/147, 199700383/49 (2), 19970030/487</text:p>
          </table:table-cell>
        </table:table-row>
        <table:table-row table:style-name="ro4">
          <table:table-cell office:value-type="string" calcext:value-type="string">
            <text:p>002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strument de ratification autrichien au traite de paix entre les puissances allies dit "Traite de Saint-Germain", 25/10/1919 (TRA 19190004/70)</text:p>
          </table:table-cell>
        </table:table-row>
        <table:table-row table:style-name="ro3">
          <table:table-cell office:value-type="string" calcext:value-type="string">
            <text:p>002p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ttre du khan a Philippe le Bel 1305 (cote AE/III/203)</text:p>
          </table:table-cell>
        </table:table-row>
        <table:table-row table:style-name="ro3">
          <table:table-cell office:value-type="string" calcext:value-type="string">
            <text:p>007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3 documents provenant du fonds papiers decroix(102 J 57/7)</text:p>
          </table:table-cell>
        </table:table-row>
        <table:table-row table:style-name="ro3">
          <table:table-cell office:value-type="string" calcext:value-type="string">
            <text:p>015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Registre de compte avec caricarure de Francois Ier (cote CC1)</text:p>
          </table:table-cell>
        </table:table-row>
        <table:table-row table:style-name="ro3">
          <table:table-cell office:value-type="string" calcext:value-type="string">
            <text:p>010p</text:p>
          </table:table-cell>
          <table:table-cell office:value-type="string" calcext:value-type="string">
            <text:p>2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2" calcext:value-type="float">
            <text:p>2022</text:p>
          </table:table-cell>
          <table:table-cell table:style-name="ce17" office:value-type="string" calcext:value-type="string">
            <text:p>Plan, profil et distribution du navire La marie Seraphique de Nantes (2005.3.1)</text:p>
          </table:table-cell>
        </table:table-row>
        <table:table-row table:style-name="ro8">
          <table:table-cell office:value-type="string" calcext:value-type="string">
            <text:p>002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nation par Charles le Simple aux moines de St-Germain-des-Pres (cote K//16, n° 9/1); sceau detache de Guillaume I duc de Normandie et roi d'Angleterre 1069 (cote X/679)</text:p>
          </table:table-cell>
        </table:table-row>
        <table:table-row table:style-name="ro6">
          <table:table-cell office:value-type="string" calcext:value-type="string">
            <text:p>002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021" calcext:value-type="float">
            <text:p>2021</text:p>
          </table:table-cell>
          <table:table-cell office:value-type="string" calcext:value-type="string">
            <text:p>Invitation pour l'exposition de l'habitation au Grand Palais « le Style Guimard », 1903, n° inventaire 31.2019.2 ; carte d’annonce pour l'exposition, 1903, n° inventaire 31.201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15:40:21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4:51:36.937000000</meta:creation-date>
    <dc:date>2025-02-01T15:41:01.877000000</dc:date>
    <meta:editing-duration>PT22M46S</meta:editing-duration>
    <meta:editing-cycles>5</meta:editing-cycles>
    <meta:generator>LibreOffice/24.2.0.3$Windows_X86_64 LibreOffice_project/da48488a73ddd66ea24cf16bbc4f7b9c08e9bea1</meta:generator>
    <meta:document-statistic meta:table-count="1" meta:cell-count="240" meta:object-count="0"/>
  </office:meta>
</office:document-meta>
</file>